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/>
    </style:style>
    <style:style style:name="ce3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est # 1" table:style-name="ta1">
        <table:shapes>
          <draw:frame draw:z-index="0" draw:style-name="gr1" draw:text-style-name="P1" svg:width="253.27mm" svg:height="122.09mm" svg:x="81.22mm" svg:y="4.3mm">
            <loext:p draw:notify-on-update-of-ranges="'Test # 1'.A1:'Test # 1'.A1 'Test # 1'.A2:'Test # 1'.A5 'Test # 1'.B1:'Test # 1'.B1 'Test # 1'.B2:'Test # 1'.B5 'Test # 1'.C1:'Test # 1'.C1 'Test # 1'.C2:'Test # 1'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# of shards</text:p>
          </table:table-cell>
          <table:table-cell table:style-name="ce1" office:value-type="string" calcext:value-type="string">
            <text:p>Ingest-balancer</text:p>
          </table:table-cell>
          <table:table-cell table:style-name="ce2" office:value-type="string" calcext:value-type="string">
            <text:p>shard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.638" calcext:value-type="float">
            <text:p>70.638</text:p>
          </table:table-cell>
          <table:table-cell office:value-type="float" office:value="65.48" calcext:value-type="float">
            <text:p>65.48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592" calcext:value-type="float">
            <text:p>38.592</text:p>
          </table:table-cell>
          <table:table-cell office:value-type="float" office:value="52.728" calcext:value-type="float">
            <text:p>52.72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.845" calcext:value-type="float">
            <text:p>28.845</text:p>
          </table:table-cell>
          <table:table-cell office:value-type="float" office:value="45.514" calcext:value-type="float">
            <text:p>45.51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822" calcext:value-type="float">
            <text:p>27.822</text:p>
          </table:table-cell>
          <table:table-cell office:value-type="float" office:value="48.124" calcext:value-type="float">
            <text:p>48.124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1:38:04.861008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6:58:28.387000000</meta:creation-date>
    <dc:date>2018-01-01T11:45:02.845918814</dc:date>
    <meta:editing-duration>PT39M31S</meta:editing-duration>
    <meta:editing-cycles>12</meta:editing-cycles>
    <meta:generator>LibreOffice/5.0.6.2$Linux_X86_64 LibreOffice_project/00$Build-2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28cm" svg:height="12.21cm" xlink:href=".." xlink:type="simple" chart:class="chart:line" chart:style-name="ch1">
        <chart:title svg:x="7.884cm" svg:y="0.38cm" chart:style-name="ch2">
          <text:p>81667249 bytes data; 3 ingest-balancer threads</text:p>
        </chart:title>
        <chart:legend chart:legend-position="end" svg:x="21.629cm" svg:y="5.557cm" style:legend-expansion="high" chart:style-name="ch3"/>
        <chart:plot-area chart:style-name="ch4" table:cell-range-address="'Test # 1'.A1:'Test # 1'.C5" chart:data-source-has-labels="both" svg:x="1.517cm" svg:y="1.403cm" svg:width="19.606cm" svg:height="9.582cm">
          <chartooo:coordinate-region svg:x="2.138cm" svg:y="1.602cm" svg:width="18.891cm" svg:height="8.736cm"/>
          <chart:axis chart:dimension="x" chart:name="primary-x" chart:style-name="ch5" chartooo:axis-type="auto">
            <chartooo:date-scale/>
            <chart:title svg:x="10.469cm" svg:y="11.229cm" chart:style-name="ch6">
              <text:p># of shards</text:p>
            </chart:title>
            <chart:categories table:cell-range-address="'Test # 1'.A2:'Test # 1'.A5"/>
          </chart:axis>
          <chart:axis chart:dimension="y" chart:name="primary-y" chart:style-name="ch5">
            <chart:title svg:x="0.451cm" svg:y="6.86cm" chart:style-name="ch7">
              <text:p>seconds</text:p>
            </chart:title>
            <chart:grid chart:style-name="ch8" chart:class="major"/>
          </chart:axis>
          <chart:series chart:style-name="ch9" chart:values-cell-range-address="'Test # 1'.B2:'Test # 1'.B5" chart:label-cell-address="'Test # 1'.B1:'Test # 1'.B1" chart:class="chart:line">
            <chart:data-point chart:repeated="4"/>
          </chart:series>
          <chart:series chart:style-name="ch10" chart:values-cell-range-address="'Test # 1'.C2:'Test # 1'.C5" chart:label-cell-address="'Test # 1'.C1:'Test # 1'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gest-balancer</text:p>
                <draw:g>
                  <svg:desc>'Test # 1'.B1:'Test # 1'.B1</svg:desc>
                </draw:g>
              </table:table-cell>
              <table:table-cell office:value-type="string">
                <text:p>shard</text:p>
                <draw:g>
                  <svg:desc>'Test # 1'.C1:'Test # 1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Test # 1'.A2:'Test # 1'.A5</svg:desc>
                </draw:g>
              </table:table-cell>
              <table:table-cell office:value-type="float" office:value="70.638">
                <text:p>70.638</text:p>
                <draw:g>
                  <svg:desc>'Test # 1'.B2:'Test # 1'.B5</svg:desc>
                </draw:g>
              </table:table-cell>
              <table:table-cell office:value-type="float" office:value="65.48">
                <text:p>65.48</text:p>
                <draw:g>
                  <svg:desc>'Test # 1'.C2:'Test # 1'.C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.592">
                <text:p>38.592</text:p>
              </table:table-cell>
              <table:table-cell office:value-type="float" office:value="52.728">
                <text:p>52.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.845">
                <text:p>28.845</text:p>
              </table:table-cell>
              <table:table-cell office:value-type="float" office:value="45.514">
                <text:p>45.5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.822">
                <text:p>27.822</text:p>
              </table:table-cell>
              <table:table-cell office:value-type="float" office:value="48.124">
                <text:p>48.1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